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93bbb" officeooo:paragraph-rsid="00193bbb"/>
    </style:style>
    <style:style style:name="P2" style:family="paragraph" style:parent-style-name="Text_20_body">
      <style:paragraph-properties fo:text-align="center" style:justify-single-word="false"/>
      <style:text-properties officeooo:rsid="00193bbb" officeooo:paragraph-rsid="00193bbb"/>
    </style:style>
    <style:style style:name="P3" style:family="paragraph" style:parent-style-name="Text_20_body">
      <style:paragraph-properties fo:text-align="center" style:justify-single-word="false"/>
      <style:text-properties officeooo:rsid="00193bbb" officeooo:paragraph-rsid="001b6426"/>
    </style:style>
    <style:style style:name="P4" style:family="paragraph" style:parent-style-name="Text_20_body">
      <style:text-properties officeooo:rsid="00193bbb" officeooo:paragraph-rsid="00193bbb"/>
    </style:style>
    <style:style style:name="P5" style:family="paragraph" style:parent-style-name="Text_20_body">
      <style:paragraph-properties fo:text-align="center" style:justify-single-word="false"/>
      <style:text-properties officeooo:rsid="0019d101" officeooo:paragraph-rsid="0019d101"/>
    </style:style>
    <style:style style:name="P6" style:family="paragraph" style:parent-style-name="Subtitle">
      <style:text-properties officeooo:rsid="00193bbb" officeooo:paragraph-rsid="00193bbb"/>
    </style:style>
    <style:style style:name="T1" style:family="text">
      <style:text-properties fo:color="#000000"/>
    </style:style>
    <style:style style:name="T2" style:family="text">
      <style:text-properties officeooo:rsid="002028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uarto Poder</text:p>
      <text:p text:style-name="P6">Moisés J. Bonilla Caraballo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v1.<text:span text:style-name="T2">1</text:span></text:p>
      <text:p text:style-name="P5">¿Tienes la última versión? ¡Visita <text:a xlink:type="simple" xlink:href="https://github.com/moisesjbc/cuarto-poder" text:style-name="Internet_20_link" text:visited-style-name="Visited_20_Internet_20_Link"><text:span text:style-name="T1">https://github.com/moisesjbc/cuarto-poder</text:span></text:a> y compruébalo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20:56:45.014295294</meta:creation-date>
    <dc:date>2016-06-18T22:40:56.818812562</dc:date>
    <meta:editing-duration>PT4M24S</meta:editing-duration>
    <meta:editing-cycles>5</meta:editing-cycles>
    <meta:generator>LibreOffice/5.1.2.2$Linux_X86_64 LibreOffice_project/10m0$Build-2</meta:generator>
    <meta:document-statistic meta:table-count="0" meta:image-count="0" meta:object-count="0" meta:page-count="1" meta:paragraph-count="4" meta:word-count="15" meta:character-count="134" meta:non-whitespace-character-count="123"/>
  </office:meta>
</office:document-meta>
</file>